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style:font-name="Times New Roman1"/>
    </style:style>
    <style:style style:name="P2" style:family="paragraph" style:parent-style-name="Heading_20_1">
      <style:text-properties officeooo:paragraph-rsid="0002baa9"/>
    </style:style>
    <style:style style:name="P3" style:family="paragraph" style:parent-style-name="Standard">
      <style:paragraph-properties fo:text-align="center" style:justify-single-word="false"/>
      <style:text-properties style:font-name="Times New Roman1" fo:language="ru" fo:country="RU" officeooo:rsid="0002baa9" officeooo:paragraph-rsid="0002baa9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language="en" fo:country="US" officeooo:rsid="0002baa9" officeooo:paragraph-rsid="0002baa9"/>
    </style:style>
    <style:style style:name="P5" style:family="paragraph" style:parent-style-name="Text_20_body">
      <style:text-properties style:font-name="Times New Roman1" fo:font-size="18pt" fo:language="ru" fo:country="RU" officeooo:rsid="0002baa9" officeooo:paragraph-rsid="0002baa9" style:font-size-asian="18pt" style:font-size-complex="18pt"/>
    </style:style>
    <style:style style:name="P6" style:family="paragraph" style:parent-style-name="Text_20_body">
      <style:text-properties officeooo:paragraph-rsid="0002baa9"/>
    </style:style>
    <style:style style:name="P7" style:family="paragraph" style:parent-style-name="Text_20_body">
      <style:text-properties fo:font-size="18pt" officeooo:paragraph-rsid="0002baa9" style:font-size-asian="18pt" style:font-size-complex="18pt"/>
    </style:style>
    <style:style style:name="P8" style:family="paragraph" style:parent-style-name="Title">
      <style:text-properties style:font-name="Times New Roman1"/>
    </style:style>
    <style:style style:name="T1" style:family="text">
      <style:text-properties officeooo:rsid="0002baa9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language="ru" fo:country="RU" officeooo:rsid="0002baa9"/>
    </style:style>
    <style:style style:name="T4" style:family="text">
      <style:text-properties style:font-name="Times New Roman1" fo:language="ru" fo:country="RU" fo:font-weight="normal" officeooo:rsid="0002baa9" style:font-weight-asian="normal" style:font-weight-complex="normal"/>
    </style:style>
    <style:style style:name="T5" style:family="text">
      <style:text-properties style:font-name="Times New Roman1" fo:font-weight="normal" officeooo:rsid="0002baa9" style:font-weight-asian="normal" style:font-weight-complex="normal"/>
    </style:style>
    <style:style style:name="T6" style:family="text">
      <style:text-properties style:font-name="Times New Roman1" fo:language="en" fo:country="US"/>
    </style:style>
    <style:style style:name="T7" style:family="text">
      <style:text-properties style:font-name="Times New Roman1" fo:language="en" fo:country="US" officeooo:rsid="0002baa9"/>
    </style:style>
    <style:style style:name="T8" style:family="text">
      <style:text-properties fo:font-weight="normal" officeooo:rsid="0002baa9" style:font-weight-asian="normal" style:font-weight-complex="normal"/>
    </style:style>
    <style:style style:name="T9" style:family="text">
      <style:text-properties style:font-name="Times New Roman" fo:language="ru" fo:country="RU" fo:font-weight="normal" officeooo:rsid="0002baa9" style:font-name-asian="Microsoft YaHei" style:font-weight-asian="normal" style:font-name-complex="Arial1" style:font-weight-complex="normal"/>
    </style:style>
    <style:style style:name="T10" style:family="text">
      <style:text-properties style:font-name="Times New Roman" fo:language="en" fo:country="US" fo:font-weight="normal" officeooo:rsid="0002baa9" style:font-name-asian="Microsoft YaHei" style:font-weight-asian="normal" style:font-name-complex="Arial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Лабораторная работа №2</text:p>
      <text:p text:style-name="P8">Диодный лазер</text:p>
      <text:p text:style-name="P4">13.10.2023</text:p>
      <text:h text:style-name="P1" text:outline-level="1">Выполнили:</text:h>
      <text:p text:style-name="P5">Ширшов Дмитрий,</text:p>
      <text:p text:style-name="P7"><text:span text:style-name="T3">Замятин Матвей</text:span></text:p>
      <text:p text:style-name="P6"><text:span text:style-name="T4"/></text:p>
      <text:h text:style-name="P2" text:outline-level="1" text:is-list-header="true"><text:span text:style-name="T3">Объект исследования</text:span><text:span text:style-name="T2">: </text:span><text:span text:style-name="T5">диодный лазер</text:span></text:h>
      <text:h text:style-name="P2" text:outline-level="1" text:is-list-header="true"><text:span text:style-name="T2">Цель работы: </text:span><text:span text:style-name="T5">ознакомление с основными методами работы с диодными лазерными системами. Сравнение эффективности резонаторных схем</text:span></text:h>
      <text:h text:style-name="P2" text:outline-level="1"><text:span text:style-name="T3">В работе используются</text:span><text:span text:style-name="T2">: </text:span><text:span text:style-name="T4">лазерные диоды, стойка, линза, зеркала, дифракционная решётка, поляризационный делитель, фазовые пластинки </text:span><text:span text:style-name="T9">λ/</text:span><text:span text:style-name="T10">2, </text:span><text:span text:style-name="T9">λ/</text:span><text:span text:style-name="T10">4, </text:span><text:span text:style-name="T9">осциллограф, блок питания, фотодиод, волоконный спектрометр, сканирующий интерферометр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13:37:55.469000000</meta:creation-date>
    <dc:date>2023-10-13T13:55:29.011000000</dc:date>
    <meta:editing-duration>PT1M6S</meta:editing-duration>
    <meta:editing-cycles>1</meta:editing-cycles>
    <meta:document-statistic meta:table-count="0" meta:image-count="0" meta:object-count="0" meta:page-count="1" meta:paragraph-count="9" meta:word-count="54" meta:character-count="471" meta:non-whitespace-character-count="426"/>
    <meta:generator>LibreOffice/7.5.1.2$Windows_X86_64 LibreOffice_project/fcbaee479e84c6cd81291587d2ee68cba099e129</meta:generator>
  </office:meta>
</office:document-meta>
</file>